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5.9409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ro14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103" style:family="table-cell" style:parent-style-name="Default">
      <style:table-cell-properties fo:wrap-option="wrap"/>
      <style:text-properties style:font-name="Arial"/>
    </style:style>
    <style:style style:name="ce104" style:family="table-cell" style:parent-style-name="Default"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0.0008in solid #000000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fo:background-color="transparent"/>
    </style:style>
    <style:style style:name="ce1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</style:style>
    <style:style style:name="ce16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table:style-name="ce12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26" table:number-columns-repeated="2"/>
          <table:table-cell table:style-name="ce122"/>
          <table:table-cell table:style-name="ce122" table:number-columns-spanned="3" table:number-rows-spanned="1"/>
          <table:covered-table-cell table:style-name="ce122"/>
          <table:covered-table-cell table:style-name="ce122"/>
          <table:table-cell table:style-name="ce122" table:number-columns-repeated="248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0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2">
          <table:table-cell table:style-name="ce123"/>
          <table:table-cell table:style-name="ce127" office:value-type="string">
            <text:p>PLF-KS REGRESSION TEST CASES</text:p>
          </table:table-cell>
          <table:table-cell table:style-name="ce123" table:number-columns-repeated="4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Version:</text:p>
          </table:table-cell>
          <table:table-cell table:style-name="ce158" office:value-type="float" office:value="1.2" table:number-columns-spanned="2" table:number-rows-spanned="1">
            <text:p>1.2</text:p>
          </table:table-cell>
          <table:covered-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3">
          <table:table-cell table:style-name="ce123"/>
          <table:table-cell table:style-name="ce128" office:value-type="string">
            <text:p>Issue date:</text:p>
          </table:table-cell>
          <table:table-cell table:style-name="ce159" office:value-type="date" office:date-value="2012-02-29">
            <text:p>29-Feb-2012</text:p>
          </table:table-cell>
          <table: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Suite:</text:p>
          </table:table-cell>
          <table:table-cell table:style-name="ce158" table:number-columns-spanned="2" table:number-rows-spanned="1"/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Name:</text:p>
          </table:table-cell>
          <table:table-cell table:style-name="ce158" office:value-type="string" table:number-columns-spanned="2" table:number-rows-spanned="1">
            <text:p>KS 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Total Cases:</text:p>
          </table:table-cell>
          <table:table-cell table:style-name="ce160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5">
          <table:table-cell table:style-name="ce124"/>
          <table:table-cell table:style-name="ce129" office:value-type="string">
            <text:p>Test Status:</text:p>
          </table:table-cell>
          <table:table-cell table:style-name="ce16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6"/>
          <table:table-cell table:number-columns-repeated="3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6">
          <table:table-cell table:style-name="ce125"/>
          <table:table-cell table:style-name="ce130" office:value-type="string">
            <text:p>Record of change:</text:p>
          </table:table-cell>
          <table:table-cell table:style-name="ce122" table:number-columns-repeated="5"/>
          <table:table-cell table:style-name="ce125" table:number-columns-repeated="248"/>
          <table:table-cell/>
        </table:table-row>
        <table:table-row table:style-name="ro17">
          <table:table-cell table:style-name="ce125"/>
          <table:table-cell table:style-name="ce156" office:value-type="string">
            <text:p>Effective Date</text:p>
          </table:table-cell>
          <table:table-cell table:style-name="ce162" office:value-type="string">
            <text:p>Version</text:p>
          </table:table-cell>
          <table:table-cell table:style-name="ce162" office:value-type="string">
            <text:p>Change description</text:p>
          </table:table-cell>
          <table:table-cell table:style-name="ce162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125" table:number-columns-repeated="248"/>
          <table:table-cell/>
        </table:table-row>
        <table:table-row table:style-name="ro1">
          <table:table-cell table:style-name="ce125"/>
          <table:table-cell table:style-name="ce157" office:value-type="date" office:date-value="2011-10-06">
            <text:p>6-Oct-2011</text:p>
          </table:table-cell>
          <table:table-cell table:style-name="ce163" office:value-type="string">
            <text:p>1.0</text:p>
          </table:table-cell>
          <table:table-cell table:style-name="ce167" office:value-type="string">
            <text:p>Write Regression test for KS</text:p>
          </table:table-cell>
          <table:table-cell table:style-name="ce169" office:value-type="string">
            <text:p>Hang.Nguyen</text:p>
          </table:table-cell>
          <table:table-cell table:style-name="ce172"/>
          <table:table-cell table:style-name="ce174"/>
          <table:table-cell table:style-name="ce124"/>
          <table:table-cell table:style-name="ce125" table:number-columns-repeated="247"/>
          <table:table-cell/>
        </table:table-row>
        <table:table-row table:style-name="ro1">
          <table:table-cell table:style-name="ce124"/>
          <table:table-cell table:style-name="ce157" office:value-type="date" office:date-value="2012-01-17">
            <text:p>17-Jan-2012</text:p>
          </table:table-cell>
          <table:table-cell table:style-name="ce163" office:value-type="string">
            <text:p>1.1</text:p>
          </table:table-cell>
          <table:table-cell table:style-name="ce168" office:value-type="string">
            <text:p>Review and update testcase </text:p>
          </table:table-cell>
          <table:table-cell table:style-name="ce170" office:value-type="string">
            <text:p>Nhung.Vu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style-name="ce157" office:value-type="date" office:date-value="2012-02-29">
            <text:p>29-Feb-2012</text:p>
          </table:table-cell>
          <table:table-cell table:style-name="ce163" office:value-type="string">
            <text:p>1.2</text:p>
          </table:table-cell>
          <table:table-cell table:style-name="ce168" office:value-type="string">
            <text:p>Add content for Bugs_v2_1_8 sheet</text:p>
          </table:table-cell>
          <table:table-cell table:style-name="ce170" office:value-type="string">
            <text:p>Hanh.Ly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7"/>
          <table:table-cell table:style-name="ce122" table:number-columns-repeated="247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5];[.$L1])" office:value-type="float" office:value="0">
            <text:p>0</text:p>
          </table:table-cell>
          <table:table-cell table:style-name="ce73" table:formula="of:=COUNTIF([.N$7:.N$965];[.$L1])" office:value-type="float" office:value="0">
            <text:p>0</text:p>
          </table:table-cell>
          <table:table-cell table:style-name="ce73" table:formula="of:=COUNTIF([.O$7:.O$965];[.$L1])" office:value-type="float" office:value="0">
            <text:p>0</text:p>
          </table:table-cell>
          <table:table-cell table:style-name="ce73" table:formula="of:=COUNTIF([.P$7:.P$965];[.$L1])" office:value-type="float" office:value="0">
            <text:p>0</text:p>
          </table:table-cell>
          <table:table-cell table:style-name="ce73" table:formula="of:=COUNTIF([.Q$7:.Q$965];[.$L1])" office:value-type="float" office:value="0">
            <text:p>0</text:p>
          </table:table-cell>
          <table:table-cell table:style-name="ce73" table:formula="of:=COUNTIF([.R$7:.R$965];[.$L1])" office:value-type="float" office:value="0">
            <text:p>0</text:p>
          </table:table-cell>
          <table:table-cell table:style-name="ce73" table:formula="of:=COUNTIF([.S$7:.S$965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5];[.$L2])" office:value-type="float" office:value="0">
            <text:p>0</text:p>
          </table:table-cell>
          <table:table-cell table:style-name="ce73" table:formula="of:=COUNTIF([.N$7:.N$965];[.$L2])" office:value-type="float" office:value="0">
            <text:p>0</text:p>
          </table:table-cell>
          <table:table-cell table:style-name="ce73" table:formula="of:=COUNTIF([.O$7:.O$965];[.$L2])" office:value-type="float" office:value="0">
            <text:p>0</text:p>
          </table:table-cell>
          <table:table-cell table:style-name="ce73" table:formula="of:=COUNTIF([.P$7:.P$965];[.$L2])" office:value-type="float" office:value="0">
            <text:p>0</text:p>
          </table:table-cell>
          <table:table-cell table:style-name="ce73" table:formula="of:=COUNTIF([.Q$7:.Q$965];[.$L2])" office:value-type="float" office:value="0">
            <text:p>0</text:p>
          </table:table-cell>
          <table:table-cell table:style-name="ce73" table:formula="of:=COUNTIF([.R$7:.R$965];[.$L2])" office:value-type="float" office:value="0">
            <text:p>0</text:p>
          </table:table-cell>
          <table:table-cell table:style-name="ce73" table:formula="of:=COUNTIF([.S$7:.S$965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5];[.$L3])" office:value-type="float" office:value="0">
            <text:p>0</text:p>
          </table:table-cell>
          <table:table-cell table:style-name="ce73" table:formula="of:=COUNTIF([.N$7:.N$965];[.$L3])" office:value-type="float" office:value="0">
            <text:p>0</text:p>
          </table:table-cell>
          <table:table-cell table:style-name="ce73" table:formula="of:=COUNTIF([.O$7:.O$965];[.$L3])" office:value-type="float" office:value="0">
            <text:p>0</text:p>
          </table:table-cell>
          <table:table-cell table:style-name="ce73" table:formula="of:=COUNTIF([.P$7:.P$965];[.$L3])" office:value-type="float" office:value="0">
            <text:p>0</text:p>
          </table:table-cell>
          <table:table-cell table:style-name="ce73" table:formula="of:=COUNTIF([.Q$7:.Q$965];[.$L3])" office:value-type="float" office:value="0">
            <text:p>0</text:p>
          </table:table-cell>
          <table:table-cell table:style-name="ce73" table:formula="of:=COUNTIF([.R$7:.R$965];[.$L3])" office:value-type="float" office:value="0">
            <text:p>0</text:p>
          </table:table-cell>
          <table:table-cell table:style-name="ce73" table:formula="of:=COUNTIF([.S$7:.S$965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8])" office:value-type="float" office:value="2" table:number-columns-spanned="3" table:number-rows-spanned="1">
            <text:p>2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5];[.$L4])" office:value-type="float" office:value="0">
            <text:p>0</text:p>
          </table:table-cell>
          <table:table-cell table:style-name="ce73" table:formula="of:=COUNTIF([.N$7:.N$965];[.$L4])" office:value-type="float" office:value="0">
            <text:p>0</text:p>
          </table:table-cell>
          <table:table-cell table:style-name="ce73" table:formula="of:=COUNTIF([.O$7:.O$965];[.$L4])" office:value-type="float" office:value="0">
            <text:p>0</text:p>
          </table:table-cell>
          <table:table-cell table:style-name="ce73" table:formula="of:=COUNTIF([.P$7:.P$965];[.$L4])" office:value-type="float" office:value="0">
            <text:p>0</text:p>
          </table:table-cell>
          <table:table-cell table:style-name="ce73" table:formula="of:=COUNTIF([.Q$7:.Q$965];[.$L4])" office:value-type="float" office:value="0">
            <text:p>0</text:p>
          </table:table-cell>
          <table:table-cell table:style-name="ce73" table:formula="of:=COUNTIF([.R$7:.R$965];[.$L4])" office:value-type="float" office:value="0">
            <text:p>0</text:p>
          </table:table-cell>
          <table:table-cell table:style-name="ce73" table:formula="of:=COUNTIF([.S$7:.S$965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4" office:value-type="string">
            <text:p>N/A</text:p>
          </table:table-cell>
          <table:table-cell table:style-name="ce73" table:formula="of:=COUNTIF([.M$7:.M$965];[.$L5])" office:value-type="float" office:value="0">
            <text:p>0</text:p>
          </table:table-cell>
          <table:table-cell table:style-name="ce73" table:formula="of:=COUNTIF([.N$7:.N$965];[.$L5])" office:value-type="float" office:value="0">
            <text:p>0</text:p>
          </table:table-cell>
          <table:table-cell table:style-name="ce73" table:formula="of:=COUNTIF([.O$7:.O$965];[.$L5])" office:value-type="float" office:value="0">
            <text:p>0</text:p>
          </table:table-cell>
          <table:table-cell table:style-name="ce73" table:formula="of:=COUNTIF([.P$7:.P$965];[.$L5])" office:value-type="float" office:value="0">
            <text:p>0</text:p>
          </table:table-cell>
          <table:table-cell table:style-name="ce73" table:formula="of:=COUNTIF([.Q$7:.Q$965];[.$L5])" office:value-type="float" office:value="0">
            <text:p>0</text:p>
          </table:table-cell>
          <table:table-cell table:style-name="ce73" table:formula="of:=COUNTIF([.R$7:.R$965];[.$L5])" office:value-type="float" office:value="0">
            <text:p>0</text:p>
          </table:table-cell>
          <table:table-cell table:style-name="ce73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8">
          <table:table-cell table:style-name="ce175" office:value-type="float" office:value="1">
            <text:p>1.00</text:p>
          </table:table-cell>
          <table:table-cell table:style-name="ce29" office:value-type="string">
            <text:p>REG_PLF_214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68" office:value-type="string">
            <text:p>Step 1: Login with some user</text:p>
          </table:table-cell>
          <table:table-cell table:style-name="ce68" office:value-type="string">
            <text:p>- Login as "john", "mary" and "demo" on three respective browsers.</text:p>
          </table:table-cell>
          <table:table-cell table:style-name="ce68" office:value-type="string">
            <text:p>Login in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79" office:value-type="string">
            <text:p>The max user in forum is not set properly </text:p>
          </table:table-cell>
          <table:table-cell table:style-name="ce75">
            <text:p>hang.nguyen</text:p>
          </table:table-cell>
          <table:table-cell table:style-name="ce75" table:number-columns-repeated="7"/>
          <table:table-cell table:number-columns-repeated="237"/>
        </table:table-row>
        <table:table-row table:style-name="ro7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2: Check the maximum numbers of on line users</text:p>
          </table:table-cell>
          <table:table-cell table:style-name="ce68" office:value-type="string">
            <text:p>- With each users go to Forum </text:p>
          </table:table-cell>
          <table:table-cell table:style-name="ce68" office:value-type="string">
            <text:p>Show the maximum number of line user 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7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3: Check after logout user</text:p>
          </table:table-cell>
          <table:table-cell table:style-name="ce68" office:value-type="string">
            <text:p>- Logout mary</text:p>
          </table:table-cell>
          <table:table-cell table:style-name="ce68" office:value-type="string">
            <text:p>The Number of maximum users will be updated after 2m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29" office:value-type="string">
            <text:p>REG_PLF_214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68" office:value-type="string">
            <text:p>Step 1: Add new page with Answer portlet</text:p>
          </table:table-cell>
          <table:table-cell table:style-name="ce68" office:value-type="string">
            <text:p>Step 1: Add new page have FAQ answer portlet</text:p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79" office:value-type="string">
            <text:p>Problem with French translation in Faq Answer portlet </text:p>
          </table:table-cell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2: Check Answer button</text:p>
          </table:table-cell>
          <table:table-cell table:style-name="ce68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68" office:value-type="string">
            <text:p>We have "Answers" should be "Réponse"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3: Check datetime label of question</text:p>
          </table:table-cell>
          <table:table-cell table:style-name="ce68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68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80];[.$L1])" office:value-type="float" office:value="0">
            <text:p>0</text:p>
          </table:table-cell>
          <table:table-cell table:style-name="ce73" table:formula="of:=COUNTIF([.N$7:.N$980];[.$L1])" office:value-type="float" office:value="0">
            <text:p>0</text:p>
          </table:table-cell>
          <table:table-cell table:style-name="ce73" table:formula="of:=COUNTIF([.O$7:.O$980];[.$L1])" office:value-type="float" office:value="0">
            <text:p>0</text:p>
          </table:table-cell>
          <table:table-cell table:style-name="ce73" table:formula="of:=COUNTIF([.P$7:.P$980];[.$L1])" office:value-type="float" office:value="0">
            <text:p>0</text:p>
          </table:table-cell>
          <table:table-cell table:style-name="ce73" table:formula="of:=COUNTIF([.Q$7:.Q$980];[.$L1])" office:value-type="float" office:value="0">
            <text:p>0</text:p>
          </table:table-cell>
          <table:table-cell table:style-name="ce73" table:formula="of:=COUNTIF([.R$7:.R$980];[.$L1])" office:value-type="float" office:value="0">
            <text:p>0</text:p>
          </table:table-cell>
          <table:table-cell table:style-name="ce73" table:formula="of:=COUNTIF([.S$7:.S$980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80];[.$L2])" office:value-type="float" office:value="0">
            <text:p>0</text:p>
          </table:table-cell>
          <table:table-cell table:style-name="ce73" table:formula="of:=COUNTIF([.N$7:.N$980];[.$L2])" office:value-type="float" office:value="0">
            <text:p>0</text:p>
          </table:table-cell>
          <table:table-cell table:style-name="ce73" table:formula="of:=COUNTIF([.O$7:.O$980];[.$L2])" office:value-type="float" office:value="0">
            <text:p>0</text:p>
          </table:table-cell>
          <table:table-cell table:style-name="ce73" table:formula="of:=COUNTIF([.P$7:.P$980];[.$L2])" office:value-type="float" office:value="0">
            <text:p>0</text:p>
          </table:table-cell>
          <table:table-cell table:style-name="ce73" table:formula="of:=COUNTIF([.Q$7:.Q$980];[.$L2])" office:value-type="float" office:value="0">
            <text:p>0</text:p>
          </table:table-cell>
          <table:table-cell table:style-name="ce73" table:formula="of:=COUNTIF([.R$7:.R$980];[.$L2])" office:value-type="float" office:value="0">
            <text:p>0</text:p>
          </table:table-cell>
          <table:table-cell table:style-name="ce73" table:formula="of:=COUNTIF([.S$7:.S$980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80];[.$L3])" office:value-type="float" office:value="0">
            <text:p>0</text:p>
          </table:table-cell>
          <table:table-cell table:style-name="ce73" table:formula="of:=COUNTIF([.N$7:.N$980];[.$L3])" office:value-type="float" office:value="0">
            <text:p>0</text:p>
          </table:table-cell>
          <table:table-cell table:style-name="ce73" table:formula="of:=COUNTIF([.O$7:.O$980];[.$L3])" office:value-type="float" office:value="0">
            <text:p>0</text:p>
          </table:table-cell>
          <table:table-cell table:style-name="ce73" table:formula="of:=COUNTIF([.P$7:.P$980];[.$L3])" office:value-type="float" office:value="0">
            <text:p>0</text:p>
          </table:table-cell>
          <table:table-cell table:style-name="ce73" table:formula="of:=COUNTIF([.Q$7:.Q$980];[.$L3])" office:value-type="float" office:value="0">
            <text:p>0</text:p>
          </table:table-cell>
          <table:table-cell table:style-name="ce73" table:formula="of:=COUNTIF([.R$7:.R$980];[.$L3])" office:value-type="float" office:value="0">
            <text:p>0</text:p>
          </table:table-cell>
          <table:table-cell table:style-name="ce73" table:formula="of:=COUNTIF([.S$7:.S$980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63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80];[.$L4])" office:value-type="float" office:value="0">
            <text:p>0</text:p>
          </table:table-cell>
          <table:table-cell table:style-name="ce73" table:formula="of:=COUNTIF([.N$7:.N$980];[.$L4])" office:value-type="float" office:value="0">
            <text:p>0</text:p>
          </table:table-cell>
          <table:table-cell table:style-name="ce73" table:formula="of:=COUNTIF([.O$7:.O$980];[.$L4])" office:value-type="float" office:value="0">
            <text:p>0</text:p>
          </table:table-cell>
          <table:table-cell table:style-name="ce73" table:formula="of:=COUNTIF([.P$7:.P$980];[.$L4])" office:value-type="float" office:value="0">
            <text:p>0</text:p>
          </table:table-cell>
          <table:table-cell table:style-name="ce73" table:formula="of:=COUNTIF([.Q$7:.Q$980];[.$L4])" office:value-type="float" office:value="0">
            <text:p>0</text:p>
          </table:table-cell>
          <table:table-cell table:style-name="ce73" table:formula="of:=COUNTIF([.R$7:.R$980];[.$L4])" office:value-type="float" office:value="0">
            <text:p>0</text:p>
          </table:table-cell>
          <table:table-cell table:style-name="ce73" table:formula="of:=COUNTIF([.S$7:.S$980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80];[.$L5])" office:value-type="float" office:value="0">
            <text:p>0</text:p>
          </table:table-cell>
          <table:table-cell table:style-name="ce73" table:formula="of:=COUNTIF([.N$7:.N$980];[.$L5])" office:value-type="float" office:value="0">
            <text:p>0</text:p>
          </table:table-cell>
          <table:table-cell table:style-name="ce73" table:formula="of:=COUNTIF([.O$7:.O$980];[.$L5])" office:value-type="float" office:value="0">
            <text:p>0</text:p>
          </table:table-cell>
          <table:table-cell table:style-name="ce73" table:formula="of:=COUNTIF([.P$7:.P$980];[.$L5])" office:value-type="float" office:value="0">
            <text:p>0</text:p>
          </table:table-cell>
          <table:table-cell table:style-name="ce73" table:formula="of:=COUNTIF([.Q$7:.Q$980];[.$L5])" office:value-type="float" office:value="0">
            <text:p>0</text:p>
          </table:table-cell>
          <table:table-cell table:style-name="ce73" table:formula="of:=COUNTIF([.R$7:.R$980];[.$L5])" office:value-type="float" office:value="0">
            <text:p>0</text:p>
          </table:table-cell>
          <table:table-cell table:style-name="ce73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20">
          <table:table-cell table:style-name="ce175" office:value-type="float" office:value="1">
            <text:p>1.00</text:p>
          </table:table-cell>
          <table:table-cell table:style-name="ce29" office:value-type="string">
            <text:p>REG_PLF_215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68" office:value-type="string">
            <text:p>Step 1: Add new for Answer and FAQ page</text:p>
          </table:table-cell>
          <table:table-cell table:style-name="ce68" office:value-type="string">
            <text:p>- Login by root</text:p>
            <text:p>- Add new page with Answer portlet and FAQ portlet</text:p>
            <text:p/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84" office:value-type="string">
            <text:p>An inactived and/or disapproved question is always visible in FAQ </text:p>
          </table:table-cell>
          <table:table-cell table:style-name="ce75">
            <text:p>hang.nguyen</text:p>
          </table:table-cell>
          <table:table-cell table:style-name="ce75" table:number-columns-repeated="7"/>
          <table:table-cell table:number-columns-repeated="237"/>
        </table:table-row>
        <table:table-row table:style-name="ro11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2: Add new some questions and answer</text:p>
          </table:table-cell>
          <table:table-cell table:style-name="ce68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68" office:value-type="string">
            <text:p>Question and answer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3: Check manage question</text:p>
          </table:table-cell>
          <table:table-cell table:style-name="ce68" office:value-type="string">
            <text:p>- Go to Manage question on AnswerToolbar</text:p>
          </table:table-cell>
          <table:table-cell table:style-name="ce179" office:value-type="string">
            <text:p>This question and answer are activated and approved by default 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4: Check all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ey're visibles in Answers/FAQ page. 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5: Uncheck both Approved and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both Approved and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6: Check question after unchecked Approved and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7: Uncheck Approved or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Approved or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8: Check question after unchecked Approved or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9: Check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is question is invisible in FAQ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23">
          <table:table-cell table:style-name="ce175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29" office:value-type="string">
            <text:p>REG_PLF_215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68" office:value-type="string">
            <text:p>Step 1: Send private message to demo and john</text:p>
          </table:table-cell>
          <table:table-cell table:style-name="ce68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68" office:value-type="string">
            <text:p>Private message's sent to demo and john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83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2: Login by john and demo to view private message</text:p>
          </table:table-cell>
          <table:table-cell table:style-name="ce68" office:value-type="string">
            <text:p>- Login by john and demo</text:p>
            <text:p>- Go to Forum</text:p>
            <text:p>- Click Private message and view new message</text:p>
          </table:table-cell>
          <table:table-cell table:style-name="ce68" office:value-type="string">
            <text:p>View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20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3: Add new space with Root</text:p>
          </table:table-cell>
          <table:table-cell table:style-name="ce68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68" office:value-type="string">
            <text:p>Space1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4: Invite john and demo to this space.</text:p>
          </table:table-cell>
          <table:table-cell table:style-name="ce68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68" office:value-type="string">
            <text:p>Invitations to demo and john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5: Send a private message to john.</text:p>
          </table:table-cell>
          <table:table-cell table:style-name="ce68" office:value-type="string">
            <text:p>- Go to Forum</text:p>
            <text:p>- Click Private message send private message to John</text:p>
          </table:table-cell>
          <table:table-cell table:style-name="ce68" office:value-type="string">
            <text:p>Send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6: Check private message in John's activity</text:p>
          </table:table-cell>
          <table:table-cell table:style-name="ce68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86" office:value-type="string">
            <text:p>The private message is shown in John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7: Check private message in demo's activity</text:p>
          </table:table-cell>
          <table:table-cell table:style-name="ce68" office:value-type="string">
            <text:p>- Login by demo</text:p>
            <text:p>- Go to intranet homepage</text:p>
            <text:p>- Check All Updates</text:p>
          </table:table-cell>
          <table:table-cell table:style-name="ce68" office:value-type="string">
            <text:p>The private message don't shown in Demo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20">
          <table:table-cell table:style-name="ce17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8" table:formula="of:=[.B23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68" office:value-type="string">
            <text:p>Step 1: Created Category/Forum/Topic</text:p>
          </table:table-cell>
          <table:table-cell table:style-name="ce68" office:value-type="string">
            <text:p>- Go to Forum</text:p>
            <text:p>- Created Category/Forum/Topic</text:p>
          </table:table-cell>
          <table:table-cell table:style-name="ce68" office:value-type="string">
            <text:p>Created Category/Forum/Topic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68" office:value-type="string">
            <text:p>First/last name should be displayed in vote rather than user name</text:p>
          </table:table-cell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8" table:formula="of:=[.B24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2: Vote rate for topic</text:p>
          </table:table-cell>
          <table:table-cell table:style-name="ce68" office:value-type="string">
            <text:p>Open the Topic and click Rate and selected rate topic</text:p>
          </table:table-cell>
          <table:table-cell table:style-name="ce68" office:value-type="string">
            <text:p>- Rate for topic successfully</text:p>
            <text:p>- Rating info is shown correct in Forum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8" table:formula="of:=[.B25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3: Vote again for topic</text:p>
          </table:table-cell>
          <table:table-cell table:style-name="ce68" office:value-type="string">
            <text:p>Continue click rate for topic again</text:p>
          </table:table-cell>
          <table:table-cell table:style-name="ce68" office:value-type="string">
            <text:p>Show message with infor of user voted show is Screen name ( FN/LN)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1" office:value-type="string">
            <text:p>REG_PLF_215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8" table:formula="of:=[.B26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68" office:value-type="string">
            <text:p>Step 1: Create new space</text:p>
          </table:table-cell>
          <table:table-cell table:style-name="ce68" office:value-type="string">
            <text:p>- Login by John</text:p>
            <text:p>- Create new space with name Space1</text:p>
          </table:table-cell>
          <table:table-cell table:style-name="ce68" office:value-type="string">
            <text:p>- Space1 is created successfully</text:p>
            <text:p>- On Forum page, a forum named Space1 is created under Category spaces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68" office:value-type="string">
            <text:p>Polls are visible for all users</text:p>
          </table:table-cell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7">
          <table:table-cell table:style-name="ce1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8" table:formula="of:=[.B27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2: Add new forum under the space</text:p>
          </table:table-cell>
          <table:table-cell table:style-name="ce68" office:value-type="string">
            <text:p>- Click on Dicussion on Space1</text:p>
          </table:table-cell>
          <table:table-cell table:style-name="ce68" office:value-type="string">
            <text:p>Forum Space1 is opened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8" table:formula="of:=[.B28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3: Create new topic and add a poll to this topic</text:p>
          </table:table-cell>
          <table:table-cell table:style-name="ce68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68" office:value-type="string">
            <text:p>- Topic1 is created successfully</text:p>
            <text:p>- Add new poll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80"/>
          <table:table-cell table:style-name="ce182" office:value-type="string">
            <text:p>REG_PLF_215_KS_004</text:p>
          </table:table-cell>
          <table:table-cell table:style-name="ce176" office:value-type="float" office:value="1">
            <text:p>1.00</text:p>
          </table:table-cell>
          <table:table-cell table:style-name="ce68" table:formula="of:=[.B29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4: Login by mary to check all the poll questions of all topics when adding the Poll Gadget </text:p>
          </table:table-cell>
          <table:table-cell table:style-name="ce68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68" office:value-type="string">
            <text:p>She can't see all the poll questions of all topics when adding the Poll Gadget 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g.nguyen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3" table:formula="of:=COUNTIF([.Q$7:.Q$964];[.$L1])" office:value-type="float" office:value="0">
            <text:p>0</text:p>
          </table:table-cell>
          <table:table-cell table:style-name="ce73" table:formula="of:=COUNTIF([.R$7:.R$964];[.$L1])" office:value-type="float" office:value="0">
            <text:p>0</text:p>
          </table:table-cell>
          <table:table-cell table:style-name="ce73" table:formula="of:=COUNTIF([.S$7:.S$964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3" table:formula="of:=COUNTIF([.Q$7:.Q$964];[.$L2])" office:value-type="float" office:value="0">
            <text:p>0</text:p>
          </table:table-cell>
          <table:table-cell table:style-name="ce73" table:formula="of:=COUNTIF([.R$7:.R$964];[.$L2])" office:value-type="float" office:value="0">
            <text:p>0</text:p>
          </table:table-cell>
          <table:table-cell table:style-name="ce73" table:formula="of:=COUNTIF([.S$7:.S$964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3" table:formula="of:=COUNTIF([.Q$7:.Q$964];[.$L3])" office:value-type="float" office:value="0">
            <text:p>0</text:p>
          </table:table-cell>
          <table:table-cell table:style-name="ce73" table:formula="of:=COUNTIF([.R$7:.R$964];[.$L3])" office:value-type="float" office:value="0">
            <text:p>0</text:p>
          </table:table-cell>
          <table:table-cell table:style-name="ce73" table:formula="of:=COUNTIF([.S$7:.S$964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7])" office:value-type="float" office:value="1" table:number-columns-spanned="3" table:number-rows-spanned="1">
            <text:p>1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3" table:formula="of:=COUNTIF([.Q$7:.Q$964];[.$L4])" office:value-type="float" office:value="0">
            <text:p>0</text:p>
          </table:table-cell>
          <table:table-cell table:style-name="ce73" table:formula="of:=COUNTIF([.R$7:.R$964];[.$L4])" office:value-type="float" office:value="0">
            <text:p>0</text:p>
          </table:table-cell>
          <table:table-cell table:style-name="ce73" table:formula="of:=COUNTIF([.S$7:.S$964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style-name="ce73" table:formula="of:=COUNTIF([.Q$7:.Q$964];[.$L5])" office:value-type="float" office:value="0">
            <text:p>0</text:p>
          </table:table-cell>
          <table:table-cell table:style-name="ce73" table:formula="of:=COUNTIF([.R$7:.R$964];[.$L5])" office:value-type="float" office:value="0">
            <text:p>0</text:p>
          </table:table-cell>
          <table:table-cell table:style-name="ce73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1">
          <table:table-cell table:style-name="ce85" office:value-type="float" office:value="1">
            <text:p>1.00</text:p>
          </table:table-cell>
          <table:table-cell table:style-name="ce29" office:value-type="string">
            <text:p>REG_PLF_216_KS_001</text:p>
          </table:table-cell>
          <table:table-cell table:style-name="ce86" office:value-type="float" office:value="1">
            <text:p>1.00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68" office:value-type="string">
            <text:p>Step 1: Check resize pop-up</text:p>
          </table:table-cell>
          <table:table-cell table:style-name="ce68" office:value-type="string">
            <text:p>- Go to Forum</text:p>
            <text:p>- Click Settings icon on Forum Action Bar</text:p>
            <text:p>- Resize pop-up</text:p>
          </table:table-cell>
          <table:table-cell table:style-name="ce68" office:value-type="string">
            <text:p>All the text on page aren't selected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84" office:value-type="string">
            <text:p>Pop-up resize problem</text:p>
          </table:table-cell>
          <table:table-cell table:style-name="ce75">
            <text:p>hang.nguyen</text:p>
          </table:table-cell>
          <table:table-cell table:style-name="ce75" table:number-columns-repeated="7"/>
          <table:table-cell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41" table:default-cell-style-name="ce187"/>
        <table:table-column table:style-name="co42" table:default-cell-style-name="ce187"/>
        <table:table-column table:style-name="co43" table:default-cell-style-name="ce187"/>
        <table:table-column table:style-name="co44" table:default-cell-style-name="ce187"/>
        <table:table-column table:style-name="co45" table:default-cell-style-name="ce187"/>
        <table:table-column table:style-name="co8" table:default-cell-style-name="ce187"/>
        <table:table-row table:style-name="ro1">
          <table:table-cell table:style-name="ce64"/>
          <table:table-cell table:style-name="ce52" office:value-type="string">
            <text:p>TEST CASES</text:p>
          </table:table-cell>
          <table:table-cell table:style-name="ce52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3" table:number-columns-repeated="4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8">
          <table:table-cell table:style-name="ce64"/>
          <table:table-cell table:style-name="ce54" office:value-type="string">
            <text:p>Function List:</text:p>
          </table:table-cell>
          <table:table-cell table:style-name="ce189" office:value-type="string" table:number-columns-spanned="3" table:number-rows-spanned="1">
            <text:p>Bugs on KS 2.1.8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7">
          <table:table-cell table:style-name="ce64"/>
          <table:table-cell table:style-name="ce54" office:value-type="string">
            <text:p>Total Main Cases:</text:p>
          </table:table-cell>
          <table:table-cell table:style-name="ce65" table:formula="of:=MAX([.A7:.A947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5"/>
          <table:table-cell table:style-name="ce64" table:number-columns-repeated="3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192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196">
            <text:p>IE7</text:p>
          </table:table-cell>
          <table:table-cell table:style-name="ce196">
            <text:p>FireFox3.5</text:p>
          </table:table-cell>
          <table:table-cell table:style-name="ce196">
            <text:p>Comment/Bug</text:p>
          </table:table-cell>
          <table:table-cell table:style-name="ce196" table:number-columns-repeated="1"/>
          <table:table-cell table:style-name="ce197" table:number-columns-repeated="211"/>
          <table:table-cell table:style-name="ce49" table:number-columns-repeated="26"/>
          <table:table-cell table:style-name="ce198" table:number-columns-repeated="768"/>
        </table:table-row>
        <table:table-row table:style-name="ro23">
          <table:table-cell table:style-name="ce175" office:value-type="float" office:value="1">
            <text:p>1.00</text:p>
          </table:table-cell>
          <table:table-cell table:style-name="ce29" office:value-type="string">
            <text:p>REG_PLF_218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68" office:value-type="string">
            <text:p>Step 1: Create categories</text:p>
          </table:table-cell>
          <table:table-cell table:style-name="ce68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68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68" office:value-type="string">
            <text:p>High</text:p>
          </table:table-cell>
          <table:table-cell table:style-name="ce194" office:value-type="string">
            <text:p><text:a xlink:href="https://jira.exoplatform.org/browse/KS-4032">KS-4032</text:a></text:p>
            <text:p>CCP-1062</text:p>
          </table:table-cell>
          <table:table-cell table:style-name="ce192" office:value-type="string">
            <text:p>The order is not changed</text:p>
          </table:table-cell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0" table:formula="of:=[.B8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2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92" office:value-type="string">
            <text:p>- Category CCC still in the third place</text:p>
            <text:p>- In the edit form, value in order field is 3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0" table:formula="of:=[.B9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3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92" office:value-type="string">
            <text:p>- Category CCC is in the first place</text:p>
            <text:p>- In the edit form, value in order field is 1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0" table:formula="of:=[.B10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4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92" office:value-type="string">
            <text:p>- Category CCC is in the second place</text:p>
            <text:p>- In the edit form, value in order field is 2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24">
          <table:table-cell table:style-name="ce175" office:value-type="float" office:value="2">
            <text:p>2.00</text:p>
          </table:table-cell>
          <table:table-cell table:style-name="ce29" office:value-type="string">
            <text:p>REG_PLF_218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92" office:value-type="string">
            <text:p>Step 1: Create category with moderate new questions</text:p>
          </table:table-cell>
          <table:table-cell table:style-name="ce192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92" office:value-type="string">
            <text:p>New category is created successfully</text:p>
          </table:table-cell>
          <table:table-cell table:style-name="ce68" office:value-type="string">
            <text:p>High</text:p>
          </table:table-cell>
          <table:table-cell table:style-name="ce195" office:value-type="string">
            <text:p><text:a xlink:href="https://jira.exoplatform.org/browse/KS-4051">KS-4051</text:a></text:p>
            <text:p>CCP-1187</text:p>
          </table:table-cell>
          <table:table-cell table:style-name="ce192" office:value-type="string">
            <text:p>Question is available</text:p>
          </table:table-cell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20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0" table:formula="of:=[.B12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2: Create question by normal user</text:p>
          </table:table-cell>
          <table:table-cell table:style-name="ce192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0" table:formula="of:=[.B13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3: Approve question</text:p>
          </table:table-cell>
          <table:table-cell table:style-name="ce192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93" office:value-type="string">
            <text:p>Question is approved. It's visible for every user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0" table:formula="of:=[.B14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4: Edit question</text:p>
          </table:table-cell>
          <table:table-cell table:style-name="ce192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0" table:formula="of:=[.B15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5: Check the appearance of question by admin</text:p>
          </table:table-cell>
          <table:table-cell table:style-name="ce192" office:value-type="string">
            <text:p>- Login as john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0" table:formula="of:=[.B16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6: Check the appearance of question by other users</text:p>
          </table:table-cell>
          <table:table-cell table:style-name="ce192" office:value-type="string">
            <text:p>- Login by demo</text:p>
            <text:p>- Go to Answer page</text:p>
            <text:p>- Select category at step 1</text:p>
          </table:table-cell>
          <table:table-cell table:style-name="ce192" office:value-type="string">
            <text:p>The question created by mary is not appeared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20">
          <table:table-cell table:style-name="ce17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29" office:value-type="string">
            <text:p>REG_PLF_218_KS_003</text:p>
          </table:table-cell>
          <table:table-cell table:style-name="ce176" office:value-type="float" office:value="1">
            <text:p>1.00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92" office:value-type="string">
            <text:p>Step 1: Create a new space</text:p>
          </table:table-cell>
          <table:table-cell table:style-name="ce192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5" office:value-type="string">
            <text:p><text:a xlink:href="https://jira.exoplatform.org/browse/KS-3428">KS-3428</text:a></text:p>
            <text:p>CCP-997</text:p>
          </table:table-cell>
          <table:table-cell table:style-name="ce192" office:value-type="string">
            <text:p>Disactivated question is not listed in Manage Question form</text:p>
          </table:table-cell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24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0" table:formula="of:=[.B18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2: Create question in space</text:p>
          </table:table-cell>
          <table:table-cell table:style-name="ce192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92" office:value-type="string">
            <text:p>New question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0" table:formula="of:=[.B19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3: Disactivated question</text:p>
          </table:table-cell>
          <table:table-cell table:style-name="ce192" office:value-type="string">
            <text:p>- Right click on question and select Edit</text:p>
            <text:p>- Uncheck on Activated check-box</text:p>
            <text:p>- Save</text:p>
          </table:table-cell>
          <table:table-cell table:style-name="ce192" office:value-type="string">
            <text:p>The question disappeared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0" table:formula="of:=[.B20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4: Check disactivated question in Manage Question form</text:p>
          </table:table-cell>
          <table:table-cell table:style-name="ce192" office:value-type="string">
            <text:p>- Click on Manage Questions</text:p>
          </table:table-cell>
          <table:table-cell table:style-name="ce192" office:value-type="string">
            <text:p>Disactivated question is listed in Manage Question form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29" office:value-type="string">
            <text:p>REG_PLF_218_KS_004</text:p>
          </table:table-cell>
          <table:table-cell table:style-name="ce176" office:value-type="float" office:value="1">
            <text:p>1.00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92" office:value-type="string">
            <text:p>Step 1: Create 2 users</text:p>
          </table:table-cell>
          <table:table-cell table:style-name="ce192" office:value-type="string">
            <text:p>- Login by root</text:p>
            <text:p>- Create 2 users: user1 and user2</text:p>
          </table:table-cell>
          <table:table-cell table:style-name="ce192" office:value-type="string">
            <text:p>2 users are created successfully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KS-3815</text:p>
            <text:p>CCP-1131</text:p>
          </table:table-cell>
          <table:table-cell table:style-name="ce192" office:value-type="string">
            <text:p>Both user1 and user2 are moderator of space</text:p>
          </table:table-cell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0" table:formula="of:=[.B22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2: Create new space by user1</text:p>
          </table:table-cell>
          <table:table-cell table:style-name="ce192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0" table:formula="of:=[.B23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3: Create new space by user2</text:p>
          </table:table-cell>
          <table:table-cell table:style-name="ce192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0" table:formula="of:=[.B24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4: User2 join test1space</text:p>
          </table:table-cell>
          <table:table-cell table:style-name="ce192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92" office:value-type="string">
            <text:p>A request is sent to user1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0" table:formula="of:=[.B25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5: Accept request</text:p>
          </table:table-cell>
          <table:table-cell table:style-name="ce192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92" office:value-type="string">
            <text:p>User2 become a member of test1space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7">
          <table:table-cell table:style-name="ce17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0" table:formula="of:=[.B26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6: Check the manager of forum in space</text:p>
          </table:table-cell>
          <table:table-cell table:style-name="ce192" office:value-type="string">
            <text:p>- Still login with user1</text:p>
            <text:p>- Go to Forum application in space</text:p>
          </table:table-cell>
          <table:table-cell table:style-name="ce192" office:value-type="string">
            <text:p>The moderator of test1space is only user1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hang.nguyen</text:p>
          </table:table-cell>
          <table:table-cell table:style-name="ce192" table:number-columns-repeated="4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9T14:48:04</dc:date>
    <meta:print-date>2008-06-17T00:45:47</meta:print-date>
    <dc:language>en-US</dc:language>
    <meta:editing-cycles>1060</meta:editing-cycles>
    <meta:editing-duration>PT371H27M38S</meta:editing-duration>
    <dc:creator>exoplatform </dc:creator>
    <meta:document-statistic meta:table-count="7" meta:cell-count="822" meta:object-count="1"/>
    <meta:user-defined meta:name="Info 1"/>
    <meta:user-defined meta:name="Info 2"/>
    <meta:user-defined meta:name="Info 3"/>
    <meta:user-defined meta:name="Info 4"/>
  </office:meta>
</office:document-meta>
</file>